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GERUM</meta:initial-creator>
    <meta:creation-date>2019-11-09T13:05:47.692973391</meta:creation-date>
    <dc:date>2019-11-09T18:09:04.815479297</dc:date>
    <dc:creator>Philippe GERUM</dc:creator>
    <meta:editing-duration>PT4H48M4S</meta:editing-duration>
    <meta:editing-cycles>10</meta:editing-cycles>
    <meta:generator>LibreOffice/6.2.7.1$Linux_X86_64 LibreOffice_project/20$Build-1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5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94cm" svg:y="3.702cm" style:legend-expansion="high" chart:style-name="ch2"/>
        <chart:plot-area chart:style-name="ch3" chart:data-source-has-labels="both" svg:x="1.33cm" svg:y="0.179cm" svg:width="12.245cm" svg:height="8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51cm" svg:y="0.204cm" svg:width="11.624cm" svg:height="8.39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4.993cm" chart:style-name="ch6">
              <text:p>KLOC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 chart:style-name="ch11"/>
          </chart:series>
          <chart:series chart:style-name="ch12" chart:values-cell-range-address="local-table.$D$2:.$D$2" chart:label-cell-address="local-table.$D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nomai</text:p>
              </table:table-cell>
              <table:table-cell office:value-type="string">
                <text:p>RTAI</text:p>
              </table:table-cell>
              <table:table-cell office:value-type="string">
                <text:p>EVL</text:p>
              </table:table-cell>
            </table:table-row>
          </table:table-header-rows>
          <table:table-rows>
            <table:table-row>
              <table:table-cell office:value-type="string">
                <text:p>KLOC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